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2" style:family="paragraph" style:parent-style-name="Standard">
      <style:text-properties style:font-name="Arial" fo:font-size="12pt" officeooo:rsid="000fa6cd" officeooo:paragraph-rsid="000ad79c" style:font-size-asian="12pt" style:font-size-complex="12pt"/>
    </style:style>
    <style:style style:name="P3" style:family="paragraph" style:parent-style-name="Standard">
      <style:text-properties style:font-name="Arial" fo:font-size="12pt" officeooo:paragraph-rsid="000ad79c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6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P7" style:family="paragraph" style:parent-style-name="Standard" style:list-style-name="L1">
      <style:text-properties style:font-name="Arial" fo:font-size="12pt" fo:language="en" fo:country="none" officeooo:rsid="00094f1d" officeooo:paragraph-rsid="00094f1d" style:font-size-asian="12pt" style:font-size-complex="12pt"/>
    </style:style>
    <style:style style:name="P8" style:family="paragraph" style:parent-style-name="Standard">
      <style:text-properties style:font-name="Arial" fo:font-size="12pt" officeooo:rsid="0006b7e5" officeooo:paragraph-rsid="000ad79c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fo:language="en" fo:country="none" officeooo:rsid="00093b73"/>
    </style:style>
    <style:style style:name="T6" style:family="text">
      <style:text-properties fo:language="en" fo:country="none" officeooo:rsid="00094f1d"/>
    </style:style>
    <style:style style:name="T7" style:family="text">
      <style:text-properties officeooo:rsid="0004544a"/>
    </style:style>
    <style:style style:name="T8" style:family="text">
      <style:text-properties officeooo:rsid="0006b7e5"/>
    </style:style>
    <style:style style:name="T9" style:family="text">
      <style:text-properties officeooo:rsid="00093b73"/>
    </style:style>
    <style:style style:name="T10" style:family="text">
      <style:text-properties officeooo:rsid="000990d1"/>
    </style:style>
    <style:style style:name="T11" style:family="text">
      <style:text-properties officeooo:rsid="000fa6cd"/>
    </style:style>
    <style:style style:name="T12" style:family="text">
      <style:text-properties officeooo:rsid="000c49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ank you for purchasing the “<text:span text:style-name="T9">Snow Blizzard</text:span><text:span text:style-name="T7"> Effect”</text:span>!<text:line-break/></text:p>
      <text:p text:style-name="P1"><text:span text:style-name="T2">Product Description</text:span><text:span text:style-name="T1"><text:line-break/></text:span><text:span text:style-name="T3">Realistic atmospheric heavy </text:span><text:span text:style-name="T5">snow bli</text:span><text:span text:style-name="T6">z</text:span><text:span text:style-name="T5">zard </text:span><text:span text:style-name="T3">effect </text:span><text:span text:style-name="T4">f</text:span><text:span text:style-name="T3">or PC, Mac, Console and other higher-end platforms that easily drops onto your existing camera setup.</text:span><text:span text:style-name="T1"><text:line-break/><text:line-break/>Features:<text:line-break/></text:span></text:p>
      <text:list xml:id="list59301199607728270" text:style-name="L1">
        <text:list-item>
          <text:p text:style-name="P5">Highly realistic <text:span text:style-name="T9">snow blizzard</text:span> effect.</text:p>
        </text:list-item>
        <text:list-item>
          <text:p text:style-name="P6">Particle collision with any surface, just drop it onto your camera and watch!</text:p>
        </text:list-item>
        <text:list-item>
          <text:p text:style-name="P6">Wind particle system with wind sound effect.</text:p>
        </text:list-item>
        <text:list-item>
          <text:p text:style-name="P7">Four icicle prefabs.</text:p>
        </text:list-item>
        <text:list-item>
          <text:p text:style-name="P7">Cloth prefab that blows in the wind <text:span text:style-name="T10">with looping cloth sound</text:span>.</text:p>
        </text:list-item>
        <text:list-item>
          <text:p text:style-name="P7">Look up and snow will land on the camera lens.</text:p>
        </text:list-item>
        <text:list-item>
          <text:p text:style-name="P7">Dynamically lit camera frost effect.</text:p>
        </text:list-item>
        <text:list-item>
          <text:p text:style-name="P6">Atmospheric demo scene included to show <text:span text:style-name="T9">snow blizzard</text:span> effect to it's fulllest.</text:p>
        </text:list-item>
        <text:list-item>
          <text:p text:style-name="P6"><text:span text:style-name="T8">Mist</text:span> fog effect, generates around player to create more atmosphere.</text:p>
        </text:list-item>
      </text:list>
      <text:p text:style-name="P1"/>
      <text:p text:style-name="P3">Information<text:line-break/><text:span text:style-name="T7">Drop the existing </text:span><text:span text:style-name="T9">Snow Blizzard</text:span><text:span text:style-name="T7"> Parent prefab onto your existing first person controller or use the “</text:span><text:span text:style-name="T12">PC </text:span><text:span text:style-name="T7">First Person Controller” prefab already setup. <text:s/>That's it, try walking around and see the effect get created around you and follow you. <text:s/>Also drop the “Wind Parent” prefab into your scene for a particle wind fog effect and sound effect.</text:span><text:line-break/><text:line-break/><text:span text:style-name="T8">To reduce the effect to improve frame rate for your project, click on the “</text:span><text:span text:style-name="T9">SnowInner</text:span><text:span text:style-name="T8">” object under “</text:span><text:span text:style-name="T9">Snow Blizzard</text:span><text:span text:style-name="T8"> Parent” on your camera. <text:s/>Then click the Emission tab on the particle system in the inspector and lower the Rate count to what works for you. <text:s/>Also you can remove or turn off the “Mist Fog” effect to improve frame rate if it is an issue.<text:line-break/><text:line-break/></text:span><text:span text:style-name="T11">Note:</text:span></text:p>
      <text:p text:style-name="P2"/>
      <text:p text:style-name="P2">1. The “PC First Person Controller” prefab is for non-mobile platforms, to use this controller ensure that you are set to a non-mobile platform in the build settings and that on the “Mobile Input” window is set to Disable.</text:p>
      <text:p text:style-name="P2"/>
      <text:p text:style-name="P8">2. The included “Mobile First Person Controller” prefab is for mobile platforms, to use this controller ensure that you are set to a mobile platform in the build settings and that on the “Mobile Input” window is set to En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8-02-07T22:33:11.95</dc:date>
    <meta:editing-duration>PT25S</meta:editing-duration>
    <meta:editing-cycles>10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4" meta:word-count="321" meta:character-count="1871" meta:non-whitespace-character-count="1564"/>
  </office:meta>
</office:document-meta>
</file>